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  <style:style style:name="P5" style:family="paragraph" style:parent-style-name="Standard">
      <style:text-properties fo:font-weight="bold" officeooo:rsid="0009e1a9" officeooo:paragraph-rsid="0009e1a9" style:font-weight-asian="bold" style:font-weight-complex="bold"/>
    </style:style>
    <style:style style:name="P6" style:family="paragraph" style:parent-style-name="Standard">
      <style:text-properties fo:font-weight="bold" officeooo:rsid="00108b0b" officeooo:paragraph-rsid="00108b0b" style:font-weight-asian="bold" style:font-weight-complex="bold"/>
    </style:style>
    <style:style style:name="P7" style:family="paragraph" style:parent-style-name="Standard">
      <style:text-properties officeooo:rsid="0009e1a9" officeooo:paragraph-rsid="0009e1a9"/>
    </style:style>
    <style:style style:name="P8" style:family="paragraph" style:parent-style-name="Standard">
      <style:text-properties officeooo:rsid="000f1fec" officeooo:paragraph-rsid="000f1fec"/>
    </style:style>
    <style:style style:name="P9" style:family="paragraph" style:parent-style-name="Standard">
      <style:text-properties officeooo:rsid="000faa09" officeooo:paragraph-rsid="000faa09"/>
    </style:style>
    <style:style style:name="P10" style:family="paragraph" style:parent-style-name="Standard">
      <style:text-properties officeooo:rsid="00108b0b" officeooo:paragraph-rsid="00108b0b"/>
    </style:style>
    <style:style style:name="P11" style:family="paragraph" style:parent-style-name="Standard">
      <style:text-properties officeooo:rsid="00143786" officeooo:paragraph-rsid="00143786"/>
    </style:style>
    <style:style style:name="P12" style:family="paragraph" style:parent-style-name="Standard">
      <style:text-properties officeooo:rsid="0016436a" officeooo:paragraph-rsid="0016436a"/>
    </style:style>
    <style:style style:name="P13" style:family="paragraph" style:parent-style-name="Standard">
      <style:text-properties officeooo:rsid="00108b0b" officeooo:paragraph-rsid="00143786"/>
    </style:style>
    <style:style style:name="P14" style:family="paragraph" style:parent-style-name="Standard">
      <style:text-properties fo:font-weight="bold" officeooo:rsid="0016436a" officeooo:paragraph-rsid="0016436a" style:font-weight-asian="bold" style:font-weight-complex="bold"/>
    </style:style>
    <style:style style:name="T1" style:family="text">
      <style:text-properties officeooo:rsid="000d2fe3"/>
    </style:style>
    <style:style style:name="T2" style:family="text">
      <style:text-properties officeooo:rsid="00143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  <text:p text:style-name="P5">200327 <text:span text:style-name="T1">w/ Fujifilm</text:span></text:p>
      <text:p text:style-name="P7"/>
      <text:p text:style-name="P8">ゴールの具体化が必要</text:p>
      <text:p text:style-name="P7">アウトプットを決める</text:p>
      <text:p text:style-name="P7"/>
      <text:p text:style-name="P7">「萌芽＝被引用数」？</text:p>
      <text:p text:style-name="P7">「被引用数高いと言い論文なのか」</text:p>
      <text:p text:style-name="P7">→Altmetricsのサーベイを読む</text:p>
      <text:p text:style-name="P7"/>
      <text:p text:style-name="P7">「メディアでの取り上げを狙う」</text:p>
      <text:p text:style-name="P9">学術文献データを用いた次世代の萌芽的学術分野の予測研究</text:p>
      <text:p text:style-name="P9"/>
      <text:p text:style-name="P10">200428 近況報告　w/ Ochi</text:p>
      <text:p text:style-name="P10">はあ。。。もうダメだ。。。</text:p>
      <text:p text:style-name="P10">被引用数</text:p>
      <text:p text:style-name="P10">新入ユーチューバー</text:p>
      <text:p text:style-name="P10">ユーチューバーの論文の選択基準：自由か、それともツイートみてるか？</text:p>
      <text:p text:style-name="P10"/>
      <text:p text:style-name="P6">200430 <text:span text:style-name="T2">labmtg1</text:span></text:p>
      <text:p text:style-name="P11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11">-url언급 비디오의 채널은 논문에 가까운 사람인가?(출판사, 연구팀, …)</text:p>
      <text:p text:style-name="P11">-YT만의 역할은?-&gt;다른 SNS의 효과에 대해서도 확인</text:p>
      <text:p text:style-name="P11">-포인트: 발아를 초기에 발견하는것? 아니면 논문의 확산을 검출하는것?</text:p>
      <text:p text:style-name="P11">-비디오가 게재되는 플랫폼도 중요: 대충 올리면 뷰카운트가 거의. 좋은 플랫폼에 올리면 논문 다운로드 수보다 많이 나올수도.</text:p>
      <text:p text:style-name="P13"/>
      <text:p text:style-name="P14">200511 mentorochi</text:p>
      <text:p text:style-name="P12">science communication系論文・本紹介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5-11T13:37:21.728153745</dc:date>
    <meta:editing-duration>PT1H41M5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573" meta:character-count="874" meta:non-whitespace-character-count="787"/>
  </office:meta>
</office:document-meta>
</file>